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hapter 1: The Origin of Life and Early Microbial Evolution<text:line-break/>Abiogenesis, the process by which life arose from non-living matter, likely began with simple organic molecules evolving into the RNA world. RNA molecules, capable of both storing genetic information and catalyzing chemical reactions, paved the way for the first self-replicating systems. Prokaryotic cells—Archaea and Bacteria—emerged as the first forms of life, thriving in Earth's early extreme environments. Microbial life quickly diversified, adapting to various niches and driving biogeochemical cycles. These pioneering organisms laid the foundation for all subsequent life on Earth.<text:line-break/><text:line-break/>Chapter 2: The Three Domains of Life<text:line-break/>Life on Earth is categorized into three domains: Archaea, Bacteria, and Eukarya. Archaea and Bacteria are prokaryotes, lacking a defined nucleus, while Eukarya comprises organisms with complex, membrane-bound organelles. Horizontal gene transfer, the exchange of genetic material between organisms, has played a crucial role in microbial diversity and evolution. The evolutionary relationships between these domains reveal the interconnectedness of all life forms, highlighting the shared ancestry and genetic exchanges that have shaped their development.<text:line-break/><text:line-break/>Chapter 3: The Evolution of Mitochondria and Chloroplasts<text:line-break/>The endosymbiotic theory posits that mitochondria and chloroplasts, essential organelles in eukaryotic cells, originated from free-living bacteria. Ancient symbiotic relationships between primitive eukaryotes and these bacteria led to the integration of mitochondria and chloroplasts into host cells. This coevolution has profoundly influenced the metabolic capabilities of eukaryotic organisms, enabling more efficient energy production and photosynthesis. The origin of these organelles marks a pivotal event in the evolution of complex life.<text:line-break/><text:line-break/>Chapter 4: Microbial Interactions and Symbiosis<text:line-break/>Microbial interactions encompass various forms of symbiosis, including mutualism, commensalism, and parasitism. In mutualistic relationships, both partners benefit, as seen in the human microbiome, where gut bacteria aid digestion and bolster the immune system. Commensal relationships involve one partner benefiting without harming the other, while parasitism entails one organism benefiting at the expense of the other. Symbiosis is also prevalent in extreme environments, where microbial partnerships enhance survival under harsh conditions.<text:line-break/><text:line-break/>Chapter 5: Cyanobacteria and the Great Oxygenation Event<text:line-break/>Cyanobacteria, capable of oxygenic photosynthesis, played a pivotal role in Earth's history by driving the Great Oxygenation Event (GOE) around 2.4 billion years ago. This event significantly altered the planet's atmosphere, increasing oxygen levels and enabling the evolution of aerobic organisms. The rise of oxygen also led to the formation of the ozone layer, shielding life from harmful ultraviolet radiation. The GOE's evolutionary consequences include the diversification of eukaryotes and the emergence of multicellular life forms.<text:line-break/><text:line-break/>Chapter 6: Microorganisms and Earth’s Biogeochemical Cycles<text:line-break/>Microorganisms are key players in Earth's biogeochemical cycles, mediating the transformation and movement of elements like carbon, nitrogen, and sulfur. They contribute to climate regulation by influencing greenhouse gas levels, such as carbon dioxide and methane. Microbial communities in soil, oceans, and the atmosphere drive nutrient cycling and energy flow within ecosystems. Understanding these processes is crucial for addressing environmental challenges and maintaining ecosystem health in both past and present contexts.<text:line-break/><text:line-break/><text:soft-page-break/>These summaries should provide a solid foundation to build upon as you develop your book on evolutionary biolog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2T15:04:45.301000000</meta:creation-date>
    <dc:date>2025-02-02T15:05:13.807000000</dc:date>
    <meta:editing-duration>PT28S</meta:editing-duration>
    <meta:editing-cycles>1</meta:editing-cycles>
    <meta:document-statistic meta:table-count="0" meta:image-count="0" meta:object-count="0" meta:page-count="2" meta:paragraph-count="1" meta:word-count="509" meta:character-count="3746" meta:non-whitespace-character-count="3234"/>
    <meta:generator>LibreOffice/24.8.4.2$Windows_X86_64 LibreOffice_project/bb3cfa12c7b1bf994ecc5649a80400d06cd71002</meta:generator>
  </office:meta>
</office:document-meta>
</file>